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ServiceException.UnknownServic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knownServiceException.UnknownService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